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034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216cm"/>
    </style:style>
    <style:style style:name="co9" style:family="table-column">
      <style:table-column-properties fo:break-before="auto" style:column-width="3.284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563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3.881cm"/>
    </style:style>
    <style:style style:name="co19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 style:data-style-name="N116"/>
    <style:style style:name="ce11" style:family="table-cell" style:parent-style-name="Default" style:data-style-name="N115"/>
    <style:style style:name="ce12" style:family="table-cell" style:parent-style-name="Default" style:data-style-name="N117"/>
    <style:style style:name="ce13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50" calcext:value-type="float">
            <text:p>265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5" calcext:value-type="float">
            <text:p>0.00265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74397686434349" calcext:value-type="float">
            <text:p>9.74397686434349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0" calcext:value-type="float">
            <text:p>1.00E+009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604.59250943116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4116.156117629" calcext:value-type="float">
            <text:p>241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2153.3500083187" calcext:value-type="float">
            <text:p>2215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0745.9662512832" calcext:value-type="float">
            <text:p>207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36333333333333" calcext:value-type="float">
            <text:p>0.0009363333</text:p>
          </table:table-cell>
          <table:table-cell office:value-type="float" office:value="1" calcext:value-type="float">
            <text:p>1</text:p>
          </table:table-cell>
          <table:table-cell table:formula="of:=2.65*([.C23]+1)-(5.3-3.5*[.C23])*[.C23]*[.C23]*EXP(-(1.5-LOG([.$B$21];10)/2))" office:value-type="float" office:value="5.28787169540165" calcext:value-type="float">
            <text:p>5.2878716954</text:p>
          </table:table-cell>
          <table:table-cell table:formula="of:=[.B23]/([.C23])^(-[.D23])" office:value-type="float" office:value="0.000936333333333333" calcext:value-type="float">
            <text:p>0.0009363333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9550.3961031662" calcext:value-type="float">
            <text:p>1955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8420.7235222682" calcext:value-type="float">
            <text:p>184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1" calcext:value-type="float">
            <text:p>1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7241.6277659559" calcext:value-type="float">
            <text:p>1724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115719472831433" calcext:value-type="float">
            <text:p>1.15719472831433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813.0626480286" calcext:value-type="float">
            <text:p>158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1" calcext:value-type="float">
            <text:p>1.00E-006</text:p>
          </table:table-cell>
          <table:table-cell table:formula="of:=[.B27]/[.B26]" office:value-type="float" office:value="0.0864158793271282" calcext:value-type="float">
            <text:p>0.0864158793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762.946679604" calcext:value-type="float">
            <text:p>127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320780864197531" calcext:value-type="float">
            <text:p>0.0003207809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7.674227176876" calcext:value-type="float">
            <text:p>1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55526.495832862" calcext:value-type="float">
            <text:p>1555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33855444744244" calcext:value-type="float">
            <text:p>2.34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29412191294103" calcext:value-type="float">
            <text:p>0.0002294122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608695652173913" calcext:value-type="float">
            <text:p>0.06086956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32470745087228" calcext:value-type="float">
            <text:p>0.00232470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shearSuspension2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2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bt-SinglePhas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5" calcext:value-type="float">
            <text:p>5.0000E-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1]/[.B13]/[.B13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9325.48494679075" calcext:value-type="float">
            <text:p>9325.4849467908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2" calcext:value-type="float">
            <text:p>0.0032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8650.9698935815" calcext:value-type="float">
            <text:p>18650.9698935815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27976.4548403723" calcext:value-type="float">
            <text:p>27976.4548403723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32" calcext:value-type="float">
            <text:p>0.32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37301.939787163" calcext:value-type="float">
            <text:p>37301.939787163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2" calcext:value-type="float">
            <text:p>0.002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46627.4247339538" calcext:value-type="float">
            <text:p>46627.4247339538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1.25" calcext:value-type="float">
            <text:p>1.2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2" calcext:value-type="float">
            <text:p>2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55952.9096807445" calcext:value-type="float">
            <text:p>55952.9096807445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86.509698935815" calcext:value-type="float">
            <text:p>186.5096989358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65278.3946275352" calcext:value-type="float">
            <text:p>65278.3946275352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74603.879574326" calcext:value-type="float">
            <text:p>74603.879574326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83929.3645211167" calcext:value-type="float">
            <text:p>83929.3645211167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93254.8494679075" calcext:value-type="float">
            <text:p>93254.8494679075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93254.8494679075" calcext:value-type="float">
            <text:p>9.325E+004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102580.334414698" calcext:value-type="float">
            <text:p>102580.3344146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35103216382911" calcext:value-type="float">
            <text:p>3.35103216382911E-008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107243.076888094" calcext:value-type="float">
            <text:p>107243.076888094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111905.819361489" calcext:value-type="float">
            <text:p>111905.8193614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113770.916350847" calcext:value-type="float">
            <text:p>113770.9163508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115636.013340205" calcext:value-type="float">
            <text:p>115636.01334020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117501.110329563" calcext:value-type="float">
            <text:p>117501.110329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177777777777778" calcext:value-type="float">
            <text:p>0.000177777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table:formula="of:=2.65*([.E32]+1)-(5.3-3.5*[.E32])*[.E32]*[.E32]*EXP(-(1.5/2))" office:value-type="float" office:value="3.26431979357656" calcext:value-type="float">
            <text:p>3.2643197936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7.7427255770661" calcext:value-type="float">
            <text:p>7.7427255771</text:p>
          </table:table-cell>
          <table:table-cell table:formula="of:=[.B29]/[.H32]" office:value-type="float" office:value="0.0000229606197466632" calcext:value-type="float">
            <text:p>2.29606197466632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71414140149491" calcext:value-type="float">
            <text:p>1.71414140149491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35103216382911" calcext:value-type="float">
            <text:p>3.35E-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8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8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7" table:default-cell-style-name="ce1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3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1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9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00-00-00</text:date>, <text:time style:data-style-name="N2" text:time-value="0000-00-00T00:00:01.317752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3-04T14:33:52.731070795</dc:date>
    <dc:creator>bruno </dc:creator>
    <meta:editing-duration>P2DT5H40M40S</meta:editing-duration>
    <meta:editing-cycles>91</meta:editing-cycles>
    <meta:document-statistic meta:table-count="18" meta:cell-count="1823" meta:object-count="0"/>
  </office:meta>
</office:document-meta>
</file>